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A00000244383C1457EF5A6D68.png" manifest:media-type="image/png"/>
  <manifest:file-entry manifest:full-path="Pictures/10000001000002CD000002B8B3C97759962A65A0.png" manifest:media-type="image/png"/>
  <manifest:file-entry manifest:full-path="Pictures/10000001000002CD000001F0871A18C72CE103D5.png" manifest:media-type="image/png"/>
  <manifest:file-entry manifest:full-path="Pictures/10000001000002AC000002386C8062DB77438886.png" manifest:media-type="image/png"/>
  <manifest:file-entry manifest:full-path="Pictures/10000001000002CE00000240EB325C2FC77273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5059" officeooo:paragraph-rsid="001c505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EO 315 </text:p>
      <text:p text:style-name="P1">Homework 3</text:p>
      <text:p text:style-name="P1"/>
      <text:p text:style-name="P1"><draw:frame draw:style-name="fr2" draw:name="Image1" text:anchor-type="char" svg:width="17.59cm" svg:height="14.109cm" draw:z-index="0"><draw:image xlink:href="Pictures/10000001000002CE00000240EB325C2FC7727321.png" xlink:type="simple" xlink:show="embed" xlink:actuate="onLoad" draw:mime-type="image/png"/></draw:frame></text:p>
      <text:p text:style-name="P1"><draw:frame draw:style-name="fr2" draw:name="Image2" text:anchor-type="char" svg:width="17.59cm" svg:height="14.605cm" draw:z-index="1"><draw:image xlink:href="Pictures/10000001000002AC000002386C8062DB77438886.png" xlink:type="simple" xlink:show="embed" xlink:actuate="onLoad" draw:mime-type="image/png"/></draw:frame><text:soft-page-break/>.</text:p>
      <text:p text:style-name="P1"><draw:frame draw:style-name="fr2" draw:name="Image4" text:anchor-type="char" svg:width="17.59cm" svg:height="12.167cm" draw:z-index="3"><draw:image xlink:href="Pictures/10000001000002CD000001F0871A18C72CE103D5.png" xlink:type="simple" xlink:show="embed" xlink:actuate="onLoad" draw:mime-type="image/png"/></draw:frame><text:soft-page-break/></text:p>
      <text:p text:style-name="P1"><draw:frame draw:style-name="fr1" draw:name="Image3" text:anchor-type="char" svg:width="17.59cm" svg:height="17.073cm" draw:z-index="2"><draw:image xlink:href="Pictures/10000001000002CD000002B8B3C97759962A65A0.png" xlink:type="simple" xlink:show="embed" xlink:actuate="onLoad" draw:mime-type="image/png"/></draw:frame><text:soft-page-break/>.</text:p>
      <text:p text:style-name="P1"><draw:frame draw:style-name="fr1" draw:name="Image5" text:anchor-type="char" svg:width="17.59cm" svg:height="14.616cm" draw:z-index="4"><draw:image xlink:href="Pictures/10000001000002BA00000244383C1457EF5A6D6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0T20:20:30.524297304</meta:creation-date>
    <dc:date>2023-07-30T20:25:09.225521358</dc:date>
    <meta:editing-duration>PT4M38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5" meta:paragraph-count="4" meta:word-count="6" meta:character-count="20" meta:non-whitespace-character-count="17"/>
  </office:meta>
</office:document-meta>
</file>